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1adff1040" style:family="table" style:master-page-name="ta-mp-0x7fd1adff1040">
      <style:table-properties table:display="true" style:writing-mode="lr-tb"/>
    </style:style>
    <style:style style:name="ta-0x7fd1adff1230" style:family="table" style:master-page-name="ta-mp-0x7fd1adff1230">
      <style:table-properties table:display="true" style:writing-mode="lr-tb"/>
    </style:style>
    <style:style style:name="ta-0x7fd1adff1420" style:family="table" style:master-page-name="ta-mp-0x7fd1adff1420">
      <style:table-properties table:display="true" style:writing-mode="lr-tb"/>
    </style:style>
    <style:style style:name="ta-0x7fd1adff1610" style:family="table" style:master-page-name="ta-mp-0x7fd1adff1610">
      <style:table-properties table:display="true" style:writing-mode="lr-tb"/>
    </style:style>
    <style:style style:name="ta-0x7fd1adff1800" style:family="table" style:master-page-name="ta-mp-0x7fd1adff1800">
      <style:table-properties table:display="true" style:writing-mode="lr-tb"/>
    </style:style>
    <style:style style:name="ta-0x7fd1adff19f0" style:family="table" style:master-page-name="ta-mp-0x7fd1adff1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1adfed11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d2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d3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48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99c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5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da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1adf99d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6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db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8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e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1adfed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1adfed9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dc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0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e4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1adf99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1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e5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2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9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1adfee8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1adfee3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7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a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ef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1adf9a0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b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f0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ec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3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1adfef2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1adfeed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1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4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f9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1adf9a1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6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efa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7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1adfefd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1adfef8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b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eff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f03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1adf9a2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f00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1adff54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f01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f5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1adff56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1adff02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1adff55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102.75pt" style:use-optimal-column-width="true"/>
    </style:style>
    <style:style style:name="ACOL-6" style:family="table-column">
      <style:table-column-properties style:column-width="116.25pt" style:use-optimal-column-width="true"/>
    </style:style>
    <style:style style:name="ACOL-7" style:family="table-column">
      <style:table-column-properties style:column-width="181.50pt" style:use-optimal-column-width="true"/>
    </style:style>
    <style:style style:name="ACOL-8" style:family="table-column">
      <style:table-column-properties style:column-width="120.75pt" style:use-optimal-column-width="true"/>
    </style:style>
    <style:style style:name="ACOL-9" style:family="table-column">
      <style:table-column-properties style:column-width="151.50pt" style:use-optimal-column-width="true"/>
    </style:style>
    <style:style style:name="ACOL-10" style:family="table-column">
      <style:table-column-properties style:column-width="54.00pt" style:use-optimal-column-width="true"/>
    </style:style>
    <style:style style:name="ACOL-11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d1adff1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1adfed11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1adfed23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d1adfed360" office:value-type="string">
            <text:p>simple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d1adfed48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d1adff1230" table:print="false">
        <office:forms form:automatic-focus="false" form:apply-design-mode="false">
          <form:form/>
        </office:forms>
        <table:table-column table:default-cell-style-name="ACE-0x7fd1adf99de0" table:style-name="ACOL-3"/>
        <table:table-column table:default-cell-style-name="ACE-0x7fd1adf99de0" table:style-name="ACOL-4" table:number-columns-repeated="2"/>
        <table:table-column table:default-cell-style-name="ACE-0x7fd1adf99de0" table:style-name="ACOL-5"/>
        <table:table-column table:default-cell-style-name="ACE-0x7fd1adf99de0" table:style-name="ACOL-6"/>
        <table:table-column table:default-cell-style-name="ACE-0x7fd1adf99de0" table:style-name="ACOL-7"/>
        <table:table-column table:default-cell-style-name="ACE-0x7fd1adf99de0" table:style-name="ACOL-5"/>
        <table:table-column table:default-cell-style-name="ACE-0x7fd1adf99de0" table:style-name="ACOL-8"/>
        <table:table-column table:default-cell-style-name="ACE-0x7fd1adf99de0" table:style-name="ACOL-9"/>
        <table:table-column table:default-cell-style-name="ACE-0x7fd1adf99de0" table:style-name="ACOL-10"/>
        <table:table-column table:default-cell-style-name="ACE-0x7fd1adf99de0" table:style-name="ACOL-11"/>
        <table:table-column table:default-cell-style-name="ACE-0x7fd1adf99de0" table:style-name="ACOL-0" table:number-columns-repeated="10"/>
        <table:table-column table:default-cell-style-name="ACE-0x7fd1adf99de0" table:style-name="ACOL-0" table:number-columns-repeated="107"/>
        <table:table-row table:style-name="AROW-2">
          <table:table-cell table:style-name="ACE-0x7fd1adfed5b0" office:value-type="string">
            <text:p>User Name</text:p>
          </table:table-cell>
          <table:table-cell table:style-name="ACE-0x7fd1adfed6d8" office:value-type="string">
            <text:p>Password</text:p>
          </table:table-cell>
          <table:table-cell table:style-name="ACE-0x7fd1adfed800" office:value-type="string">
            <text:p>MenuProductName</text:p>
          </table:table-cell>
          <table:table-cell table:style-name="ACE-0x7fd1adfed800" office:value-type="string">
            <text:p>MenuProductName1</text:p>
          </table:table-cell>
          <table:table-cell table:style-name="ACE-0x7fd1adfed800" office:value-type="string">
            <text:p>MenuProductName2</text:p>
          </table:table-cell>
          <table:table-cell table:style-name="ACE-0x7fd1adfed800" office:value-type="string">
            <text:p>SelectPendriveName</text:p>
          </table:table-cell>
          <table:table-cell table:style-name="ACE-0x7fd1adfed800" office:value-type="string">
            <text:p>MenuProductName4</text:p>
          </table:table-cell>
          <table:table-cell table:style-name="ACE-0x7fd1adfed928" office:value-type="string">
            <text:p>MenuProductName5</text:p>
          </table:table-cell>
          <table:table-cell table:number-columns-repeated="4" table:style-name="ACE-0x7fd1adf99de0"/>
          <table:table-cell table:style-name="ACE-0x7fd1adf99de0" office:value-type="string">
            <text:p>SearchTextName</text:p>
          </table:table-cell>
          <table:table-cell table:style-name="ACE-0x7fd1adf99de0" office:value-type="string">
            <text:p>First_Name</text:p>
          </table:table-cell>
          <table:table-cell table:style-name="ACE-0x7fd1adf99de0" office:value-type="string">
            <text:p>Last_Name</text:p>
          </table:table-cell>
          <table:table-cell table:style-name="ACE-0x7fd1adf99de0" office:value-type="string">
            <text:p>Pin_Code</text:p>
          </table:table-cell>
          <table:table-cell table:style-name="ACE-0x7fd1adf99de0" office:value-type="string">
            <text:p>Mobile_Number</text:p>
          </table:table-cell>
          <table:table-cell table:style-name="ACE-0x7fd1adf99de0" office:value-type="string">
            <text:p>Address</text:p>
          </table:table-cell>
          <table:table-cell table:style-name="ACE-0x7fd1adf99de0" office:value-type="string">
            <text:p>Address_2</text:p>
          </table:table-cell>
          <table:table-cell table:style-name="ACE-0x7fd1adf99de0" office:value-type="string">
            <text:p>City</text:p>
          </table:table-cell>
          <table:table-cell table:style-name="ACE-0x7fd1adf99de0" office:value-type="string">
            <text:p>Select_State</text:p>
          </table:table-cell>
          <table:table-cell table:number-columns-repeated="107" table:style-name="ACE-0x7fd1adf99de0"/>
        </table:table-row>
        <table:table-row table:style-name="AROW-2">
          <table:table-cell table:style-name="ACE-0x7fd1adfeda50" office:value-type="string">
            <text:p>testapiuser@shopclues.com</text:p>
          </table:table-cell>
          <table:table-cell table:style-name="ACE-0x7fd1adfedb78" office:value-type="string">
            <text:p>e10adc3949ba59abbe56e057f20f883e</text:p>
          </table:table-cell>
          <table:table-cell table:style-name="ACE-0x7fd1adfedb78" office:value-type="string">
            <text:p>Shop By Category</text:p>
          </table:table-cell>
          <table:table-cell table:style-name="ACE-0x7fd1adfedb78" office:value-type="string">
            <text:p>Computers</text:p>
          </table:table-cell>
          <table:table-cell table:style-name="ACE-0x7fd1adfedb78" office:value-type="string">
            <text:p>Storage Device Special</text:p>
          </table:table-cell>
          <table:table-cell table:style-name="ACE-0x7fd1adfedb78" office:value-type="string">
            <text:p>Strontium Pollex 8GB USB Pen Drive</text:p>
          </table:table-cell>
          <table:table-cell table:style-name="ACE-0x7fd1adfedb78"/>
          <table:table-cell table:style-name="ACE-0x7fd1adfedca0"/>
          <table:table-cell table:number-columns-repeated="4" table:style-name="ACE-0x7fd1adf99de0"/>
          <table:table-cell table:style-name="ACE-0x7fd1adf99de0" office:value-type="string">
            <text:p>Moserbaer 16GB Swivel USB PenDrive</text:p>
          </table:table-cell>
          <table:table-cell table:style-name="ACE-0x7fd1adf99de0" office:value-type="string">
            <text:p>Keshav</text:p>
          </table:table-cell>
          <table:table-cell table:style-name="ACE-0x7fd1adfeddc8" office:value-type="string">
            <text:p>Kashyap</text:p>
          </table:table-cell>
          <table:table-cell table:style-name="ACE-0x7fd1adfeddc8" office:value-type="float" office:value="110058">
            <text:p>110058</text:p>
          </table:table-cell>
          <table:table-cell table:style-name="ACE-0x7fd1adf99de0" office:value-type="float" office:value="8860357238">
            <text:p>8.9E+09</text:p>
          </table:table-cell>
          <table:table-cell table:style-name="ACE-0x7fd1adf99de0" office:value-type="string">
            <text:p>WB-143 (C), Shakarpur, </text:p>
          </table:table-cell>
          <table:table-cell table:style-name="ACE-0x7fd1adf99de0" office:value-type="string">
            <text:p>Near Laxmi Nagar , New Delhi</text:p>
          </table:table-cell>
          <table:table-cell table:style-name="ACE-0x7fd1adf99de0" office:value-type="string">
            <text:p>New Delhi</text:p>
          </table:table-cell>
          <table:table-cell table:style-name="ACE-0x7fd1adf99de0" office:value-type="string">
            <text:p>Delhi</text:p>
          </table:table-cell>
          <table:table-cell table:number-columns-repeated="107" table:style-name="ACE-0x7fd1adf99de0"/>
        </table:table-row>
        <table:table-row table:style-name="AROW-4">
          <table:table-cell table:number-columns-repeated="3" table:style-name="ACE-0x7fd1adf99de0"/>
          <table:table-cell table:style-name="ACE-0x7fd1adfedef0"/>
          <table:table-cell table:number-columns-repeated="124" table:style-name="ACE-0x7fd1adf99de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7" gnm:end-row="0"/>
        </gnm:selections>
      </table:table>
      <table:table table:name="MQA2_TestData" table:style-name="ta-0x7fd1adff1420" table:print="false">
        <office:forms form:automatic-focus="false" form:apply-design-mode="false">
          <form:form/>
        </office:forms>
        <table:table-column table:default-cell-style-name="ACE-0x7fd1adf99f08" table:style-name="ACOL-3"/>
        <table:table-column table:default-cell-style-name="ACE-0x7fd1adf99f08" table:style-name="ACOL-4" table:number-columns-repeated="2"/>
        <table:table-column table:default-cell-style-name="ACE-0x7fd1adf99f08" table:style-name="ACOL-5"/>
        <table:table-column table:default-cell-style-name="ACE-0x7fd1adf99f08" table:style-name="ACOL-6"/>
        <table:table-column table:default-cell-style-name="ACE-0x7fd1adf99f08" table:style-name="ACOL-7"/>
        <table:table-column table:default-cell-style-name="ACE-0x7fd1adf99f08" table:style-name="ACOL-5"/>
        <table:table-column table:default-cell-style-name="ACE-0x7fd1adf99f08" table:style-name="ACOL-8"/>
        <table:table-column table:default-cell-style-name="ACE-0x7fd1adf99f08" table:style-name="ACOL-9"/>
        <table:table-column table:default-cell-style-name="ACE-0x7fd1adf99f08" table:style-name="ACOL-10"/>
        <table:table-column table:default-cell-style-name="ACE-0x7fd1adf99f08" table:style-name="ACOL-11"/>
        <table:table-column table:default-cell-style-name="ACE-0x7fd1adf99f08" table:style-name="ACOL-0" table:number-columns-repeated="10"/>
        <table:table-column table:default-cell-style-name="ACE-0x7fd1adf99f08" table:style-name="ACOL-0" table:number-columns-repeated="107"/>
        <table:table-row table:style-name="AROW-2">
          <table:table-cell table:style-name="ACE-0x7fd1adfee018" office:value-type="string">
            <text:p>User Name</text:p>
          </table:table-cell>
          <table:table-cell table:style-name="ACE-0x7fd1adfee140" office:value-type="string">
            <text:p>Password</text:p>
          </table:table-cell>
          <table:table-cell table:style-name="ACE-0x7fd1adfee268" office:value-type="string">
            <text:p>MenuProductName</text:p>
          </table:table-cell>
          <table:table-cell table:style-name="ACE-0x7fd1adfee268" office:value-type="string">
            <text:p>MenuProductName1</text:p>
          </table:table-cell>
          <table:table-cell table:style-name="ACE-0x7fd1adfee268" office:value-type="string">
            <text:p>MenuProductName2</text:p>
          </table:table-cell>
          <table:table-cell table:style-name="ACE-0x7fd1adfee268" office:value-type="string">
            <text:p>SelectPendriveName</text:p>
          </table:table-cell>
          <table:table-cell table:style-name="ACE-0x7fd1adfee268" office:value-type="string">
            <text:p>MenuProductName4</text:p>
          </table:table-cell>
          <table:table-cell table:style-name="ACE-0x7fd1adfee390" office:value-type="string">
            <text:p>MenuProductName5</text:p>
          </table:table-cell>
          <table:table-cell table:number-columns-repeated="4" table:style-name="ACE-0x7fd1adf99f08"/>
          <table:table-cell table:style-name="ACE-0x7fd1adf99f08" office:value-type="string">
            <text:p>SearchTextName</text:p>
          </table:table-cell>
          <table:table-cell table:style-name="ACE-0x7fd1adf99f08" office:value-type="string">
            <text:p>First_Name</text:p>
          </table:table-cell>
          <table:table-cell table:style-name="ACE-0x7fd1adf99f08" office:value-type="string">
            <text:p>Last_Name</text:p>
          </table:table-cell>
          <table:table-cell table:style-name="ACE-0x7fd1adf99f08" office:value-type="string">
            <text:p>Pin_Code</text:p>
          </table:table-cell>
          <table:table-cell table:style-name="ACE-0x7fd1adf99f08" office:value-type="string">
            <text:p>Mobile_Number</text:p>
          </table:table-cell>
          <table:table-cell table:style-name="ACE-0x7fd1adf99f08" office:value-type="string">
            <text:p>Address</text:p>
          </table:table-cell>
          <table:table-cell table:style-name="ACE-0x7fd1adf99f08" office:value-type="string">
            <text:p>Address_2</text:p>
          </table:table-cell>
          <table:table-cell table:style-name="ACE-0x7fd1adf99f08" office:value-type="string">
            <text:p>City</text:p>
          </table:table-cell>
          <table:table-cell table:style-name="ACE-0x7fd1adf99f08" office:value-type="string">
            <text:p>Select_State</text:p>
          </table:table-cell>
          <table:table-cell table:number-columns-repeated="107" table:style-name="ACE-0x7fd1adf99f08"/>
        </table:table-row>
        <table:table-row table:style-name="AROW-2">
          <table:table-cell table:style-name="ACE-0x7fd1adfee4b8" office:value-type="string">
            <text:p>testapiuser@shopclues.com</text:p>
          </table:table-cell>
          <table:table-cell table:style-name="ACE-0x7fd1adfee5e0" office:value-type="string">
            <text:p>e10adc3949ba59abbe56e057f20f883e</text:p>
          </table:table-cell>
          <table:table-cell table:style-name="ACE-0x7fd1adfee5e0" office:value-type="string">
            <text:p>Shop By Category</text:p>
          </table:table-cell>
          <table:table-cell table:style-name="ACE-0x7fd1adfee5e0" office:value-type="string">
            <text:p>Computers</text:p>
          </table:table-cell>
          <table:table-cell table:style-name="ACE-0x7fd1adfee5e0" office:value-type="string">
            <text:p>Storage Device Special</text:p>
          </table:table-cell>
          <table:table-cell table:style-name="ACE-0x7fd1adfee5e0" office:value-type="string">
            <text:p>Strontium Pollex 8GB USB Pen Drive</text:p>
          </table:table-cell>
          <table:table-cell table:style-name="ACE-0x7fd1adfee5e0"/>
          <table:table-cell table:style-name="ACE-0x7fd1adfee708"/>
          <table:table-cell table:number-columns-repeated="4" table:style-name="ACE-0x7fd1adf99f08"/>
          <table:table-cell table:style-name="ACE-0x7fd1adf99f08" office:value-type="string">
            <text:p>Moserbaer 16GB Swivel USB PenDrive</text:p>
          </table:table-cell>
          <table:table-cell table:style-name="ACE-0x7fd1adf99f08" office:value-type="string">
            <text:p>Keshav</text:p>
          </table:table-cell>
          <table:table-cell table:style-name="ACE-0x7fd1adfee830" office:value-type="string">
            <text:p>Kashyap</text:p>
          </table:table-cell>
          <table:table-cell table:style-name="ACE-0x7fd1adfee830" office:value-type="float" office:value="110058">
            <text:p>110058</text:p>
          </table:table-cell>
          <table:table-cell table:style-name="ACE-0x7fd1adf99f08" office:value-type="float" office:value="8860357238">
            <text:p>8.9E+09</text:p>
          </table:table-cell>
          <table:table-cell table:style-name="ACE-0x7fd1adf99f08" office:value-type="string">
            <text:p>WB-143 (C), Shakarpur, </text:p>
          </table:table-cell>
          <table:table-cell table:style-name="ACE-0x7fd1adf99f08" office:value-type="string">
            <text:p>Near Laxmi Nagar , New Delhi</text:p>
          </table:table-cell>
          <table:table-cell table:style-name="ACE-0x7fd1adf99f08" office:value-type="string">
            <text:p>New Delhi</text:p>
          </table:table-cell>
          <table:table-cell table:style-name="ACE-0x7fd1adf99f08" office:value-type="string">
            <text:p>Delhi</text:p>
          </table:table-cell>
          <table:table-cell table:number-columns-repeated="107" table:style-name="ACE-0x7fd1adf99f08"/>
        </table:table-row>
        <table:table-row table:style-name="AROW-4">
          <table:table-cell table:number-columns-repeated="3" table:style-name="ACE-0x7fd1adf99f08"/>
          <table:table-cell table:style-name="ACE-0x7fd1adfee958"/>
          <table:table-cell table:number-columns-repeated="124" table:style-name="ACE-0x7fd1adf99f0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d1adff1610" table:print="false">
        <office:forms form:automatic-focus="false" form:apply-design-mode="false">
          <form:form/>
        </office:forms>
        <table:table-column table:default-cell-style-name="ACE-0x7fd1adf9a030" table:style-name="ACOL-3"/>
        <table:table-column table:default-cell-style-name="ACE-0x7fd1adf9a030" table:style-name="ACOL-4" table:number-columns-repeated="2"/>
        <table:table-column table:default-cell-style-name="ACE-0x7fd1adf9a030" table:style-name="ACOL-5"/>
        <table:table-column table:default-cell-style-name="ACE-0x7fd1adf9a030" table:style-name="ACOL-6"/>
        <table:table-column table:default-cell-style-name="ACE-0x7fd1adf9a030" table:style-name="ACOL-7"/>
        <table:table-column table:default-cell-style-name="ACE-0x7fd1adf9a030" table:style-name="ACOL-5"/>
        <table:table-column table:default-cell-style-name="ACE-0x7fd1adf9a030" table:style-name="ACOL-8"/>
        <table:table-column table:default-cell-style-name="ACE-0x7fd1adf9a030" table:style-name="ACOL-9"/>
        <table:table-column table:default-cell-style-name="ACE-0x7fd1adf9a030" table:style-name="ACOL-10"/>
        <table:table-column table:default-cell-style-name="ACE-0x7fd1adf9a030" table:style-name="ACOL-11"/>
        <table:table-column table:default-cell-style-name="ACE-0x7fd1adf9a030" table:style-name="ACOL-0" table:number-columns-repeated="10"/>
        <table:table-column table:default-cell-style-name="ACE-0x7fd1adf9a030" table:style-name="ACOL-0" table:number-columns-repeated="107"/>
        <table:table-row table:style-name="AROW-2">
          <table:table-cell table:style-name="ACE-0x7fd1adfeea80" office:value-type="string">
            <text:p>User Name</text:p>
          </table:table-cell>
          <table:table-cell table:style-name="ACE-0x7fd1adfeeba8" office:value-type="string">
            <text:p>Password</text:p>
          </table:table-cell>
          <table:table-cell table:style-name="ACE-0x7fd1adfeecd0" office:value-type="string">
            <text:p>MenuProductName</text:p>
          </table:table-cell>
          <table:table-cell table:style-name="ACE-0x7fd1adfeecd0" office:value-type="string">
            <text:p>MenuProductName1</text:p>
          </table:table-cell>
          <table:table-cell table:style-name="ACE-0x7fd1adfeecd0" office:value-type="string">
            <text:p>MenuProductName2</text:p>
          </table:table-cell>
          <table:table-cell table:style-name="ACE-0x7fd1adfeecd0" office:value-type="string">
            <text:p>SelectPendriveName</text:p>
          </table:table-cell>
          <table:table-cell table:style-name="ACE-0x7fd1adfeecd0" office:value-type="string">
            <text:p>MenuProductName4</text:p>
          </table:table-cell>
          <table:table-cell table:style-name="ACE-0x7fd1adfeedf8" office:value-type="string">
            <text:p>MenuProductName5</text:p>
          </table:table-cell>
          <table:table-cell table:number-columns-repeated="4" table:style-name="ACE-0x7fd1adf9a030"/>
          <table:table-cell table:style-name="ACE-0x7fd1adf9a030" office:value-type="string">
            <text:p>SearchTextName</text:p>
          </table:table-cell>
          <table:table-cell table:style-name="ACE-0x7fd1adf9a030" office:value-type="string">
            <text:p>First_Name</text:p>
          </table:table-cell>
          <table:table-cell table:style-name="ACE-0x7fd1adf9a030" office:value-type="string">
            <text:p>Last_Name</text:p>
          </table:table-cell>
          <table:table-cell table:style-name="ACE-0x7fd1adf9a030" office:value-type="string">
            <text:p>Pin_Code</text:p>
          </table:table-cell>
          <table:table-cell table:style-name="ACE-0x7fd1adf9a030" office:value-type="string">
            <text:p>Mobile_Number</text:p>
          </table:table-cell>
          <table:table-cell table:style-name="ACE-0x7fd1adf9a030" office:value-type="string">
            <text:p>Address</text:p>
          </table:table-cell>
          <table:table-cell table:style-name="ACE-0x7fd1adf9a030" office:value-type="string">
            <text:p>Address_2</text:p>
          </table:table-cell>
          <table:table-cell table:style-name="ACE-0x7fd1adf9a030" office:value-type="string">
            <text:p>City</text:p>
          </table:table-cell>
          <table:table-cell table:style-name="ACE-0x7fd1adf9a030" office:value-type="string">
            <text:p>Select_State</text:p>
          </table:table-cell>
          <table:table-cell table:number-columns-repeated="107" table:style-name="ACE-0x7fd1adf9a030"/>
        </table:table-row>
        <table:table-row table:style-name="AROW-2">
          <table:table-cell table:style-name="ACE-0x7fd1adfeef20" office:value-type="string">
            <text:p>testapiuser@shopclues.com</text:p>
          </table:table-cell>
          <table:table-cell table:style-name="ACE-0x7fd1adfef048" office:value-type="string">
            <text:p>e10adc3949ba59abbe56e057f20f883e</text:p>
          </table:table-cell>
          <table:table-cell table:style-name="ACE-0x7fd1adfef048" office:value-type="string">
            <text:p>Shop By Category</text:p>
          </table:table-cell>
          <table:table-cell table:style-name="ACE-0x7fd1adfef048" office:value-type="string">
            <text:p>Computers</text:p>
          </table:table-cell>
          <table:table-cell table:style-name="ACE-0x7fd1adfef048" office:value-type="string">
            <text:p>Storage Device Special</text:p>
          </table:table-cell>
          <table:table-cell table:style-name="ACE-0x7fd1adfef048" office:value-type="string">
            <text:p>Strontium Pollex 8GB USB Pen Drive</text:p>
          </table:table-cell>
          <table:table-cell table:style-name="ACE-0x7fd1adfef048"/>
          <table:table-cell table:style-name="ACE-0x7fd1adfef170"/>
          <table:table-cell table:number-columns-repeated="4" table:style-name="ACE-0x7fd1adf9a030"/>
          <table:table-cell table:style-name="ACE-0x7fd1adf9a030" office:value-type="string">
            <text:p>Moserbaer 16GB Swivel USB PenDrive</text:p>
          </table:table-cell>
          <table:table-cell table:style-name="ACE-0x7fd1adf9a030" office:value-type="string">
            <text:p>Keshav</text:p>
          </table:table-cell>
          <table:table-cell table:style-name="ACE-0x7fd1adfef298" office:value-type="string">
            <text:p>Kashyap</text:p>
          </table:table-cell>
          <table:table-cell table:style-name="ACE-0x7fd1adfef298" office:value-type="float" office:value="110058">
            <text:p>110058</text:p>
          </table:table-cell>
          <table:table-cell table:style-name="ACE-0x7fd1adf9a030" office:value-type="float" office:value="8860357238">
            <text:p>8.9E+09</text:p>
          </table:table-cell>
          <table:table-cell table:style-name="ACE-0x7fd1adf9a030" office:value-type="string">
            <text:p>WB-143 (C), Shakarpur, </text:p>
          </table:table-cell>
          <table:table-cell table:style-name="ACE-0x7fd1adf9a030" office:value-type="string">
            <text:p>Near Laxmi Nagar , New Delhi</text:p>
          </table:table-cell>
          <table:table-cell table:style-name="ACE-0x7fd1adf9a030" office:value-type="string">
            <text:p>New Delhi</text:p>
          </table:table-cell>
          <table:table-cell table:style-name="ACE-0x7fd1adf9a030" office:value-type="string">
            <text:p>Delhi</text:p>
          </table:table-cell>
          <table:table-cell table:number-columns-repeated="107" table:style-name="ACE-0x7fd1adf9a030"/>
        </table:table-row>
        <table:table-row table:style-name="AROW-4">
          <table:table-cell table:number-columns-repeated="3" table:style-name="ACE-0x7fd1adf9a030"/>
          <table:table-cell table:style-name="ACE-0x7fd1adfef3c0"/>
          <table:table-cell table:number-columns-repeated="124" table:style-name="ACE-0x7fd1adf9a0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d1adff1800" table:print="false">
        <office:forms form:automatic-focus="false" form:apply-design-mode="false">
          <form:form/>
        </office:forms>
        <table:table-column table:default-cell-style-name="ACE-0x7fd1adf9a158" table:style-name="ACOL-3"/>
        <table:table-column table:default-cell-style-name="ACE-0x7fd1adf9a158" table:style-name="ACOL-4" table:number-columns-repeated="2"/>
        <table:table-column table:default-cell-style-name="ACE-0x7fd1adf9a158" table:style-name="ACOL-5"/>
        <table:table-column table:default-cell-style-name="ACE-0x7fd1adf9a158" table:style-name="ACOL-6"/>
        <table:table-column table:default-cell-style-name="ACE-0x7fd1adf9a158" table:style-name="ACOL-7"/>
        <table:table-column table:default-cell-style-name="ACE-0x7fd1adf9a158" table:style-name="ACOL-5"/>
        <table:table-column table:default-cell-style-name="ACE-0x7fd1adf9a158" table:style-name="ACOL-8"/>
        <table:table-column table:default-cell-style-name="ACE-0x7fd1adf9a158" table:style-name="ACOL-9"/>
        <table:table-column table:default-cell-style-name="ACE-0x7fd1adf9a158" table:style-name="ACOL-10"/>
        <table:table-column table:default-cell-style-name="ACE-0x7fd1adf9a158" table:style-name="ACOL-11"/>
        <table:table-column table:default-cell-style-name="ACE-0x7fd1adf9a158" table:style-name="ACOL-0" table:number-columns-repeated="10"/>
        <table:table-column table:default-cell-style-name="ACE-0x7fd1adf9a158" table:style-name="ACOL-0" table:number-columns-repeated="107"/>
        <table:table-row table:style-name="AROW-2">
          <table:table-cell table:style-name="ACE-0x7fd1adfef4e8" office:value-type="string">
            <text:p>User Name</text:p>
          </table:table-cell>
          <table:table-cell table:style-name="ACE-0x7fd1adfef610" office:value-type="string">
            <text:p>Password</text:p>
          </table:table-cell>
          <table:table-cell table:style-name="ACE-0x7fd1adfef738" office:value-type="string">
            <text:p>MenuProductName</text:p>
          </table:table-cell>
          <table:table-cell table:style-name="ACE-0x7fd1adfef738" office:value-type="string">
            <text:p>MenuProductName1</text:p>
          </table:table-cell>
          <table:table-cell table:style-name="ACE-0x7fd1adfef738" office:value-type="string">
            <text:p>MenuProductName2</text:p>
          </table:table-cell>
          <table:table-cell table:style-name="ACE-0x7fd1adfef738" office:value-type="string">
            <text:p>SelectPendriveName</text:p>
          </table:table-cell>
          <table:table-cell table:style-name="ACE-0x7fd1adfef738" office:value-type="string">
            <text:p>MenuProductName4</text:p>
          </table:table-cell>
          <table:table-cell table:style-name="ACE-0x7fd1adfef860" office:value-type="string">
            <text:p>MenuProductName5</text:p>
          </table:table-cell>
          <table:table-cell table:number-columns-repeated="4" table:style-name="ACE-0x7fd1adf9a158"/>
          <table:table-cell table:style-name="ACE-0x7fd1adf9a158" office:value-type="string">
            <text:p>SearchTextName</text:p>
          </table:table-cell>
          <table:table-cell table:style-name="ACE-0x7fd1adf9a158" office:value-type="string">
            <text:p>First_Name</text:p>
          </table:table-cell>
          <table:table-cell table:style-name="ACE-0x7fd1adf9a158" office:value-type="string">
            <text:p>Last_Name</text:p>
          </table:table-cell>
          <table:table-cell table:style-name="ACE-0x7fd1adf9a158" office:value-type="string">
            <text:p>Pin_Code</text:p>
          </table:table-cell>
          <table:table-cell table:style-name="ACE-0x7fd1adf9a158" office:value-type="string">
            <text:p>Mobile_Number</text:p>
          </table:table-cell>
          <table:table-cell table:style-name="ACE-0x7fd1adf9a158" office:value-type="string">
            <text:p>Address</text:p>
          </table:table-cell>
          <table:table-cell table:style-name="ACE-0x7fd1adf9a158" office:value-type="string">
            <text:p>Address_2</text:p>
          </table:table-cell>
          <table:table-cell table:style-name="ACE-0x7fd1adf9a158" office:value-type="string">
            <text:p>City</text:p>
          </table:table-cell>
          <table:table-cell table:style-name="ACE-0x7fd1adf9a158" office:value-type="string">
            <text:p>Select_State</text:p>
          </table:table-cell>
          <table:table-cell table:number-columns-repeated="107" table:style-name="ACE-0x7fd1adf9a158"/>
        </table:table-row>
        <table:table-row table:style-name="AROW-2">
          <table:table-cell table:style-name="ACE-0x7fd1adfef988" office:value-type="string">
            <text:p>testapiuser@shopclues.com</text:p>
          </table:table-cell>
          <table:table-cell table:style-name="ACE-0x7fd1adfefab0" office:value-type="string">
            <text:p>e10adc3949ba59abbe56e057f20f883e</text:p>
          </table:table-cell>
          <table:table-cell table:style-name="ACE-0x7fd1adfefab0" office:value-type="string">
            <text:p>Shop By Category</text:p>
          </table:table-cell>
          <table:table-cell table:style-name="ACE-0x7fd1adfefab0" office:value-type="string">
            <text:p>Computers</text:p>
          </table:table-cell>
          <table:table-cell table:style-name="ACE-0x7fd1adfefab0" office:value-type="string">
            <text:p>Storage Device Special</text:p>
          </table:table-cell>
          <table:table-cell table:style-name="ACE-0x7fd1adfefab0" office:value-type="string">
            <text:p>Strontium Pollex 8GB USB Pen Drive</text:p>
          </table:table-cell>
          <table:table-cell table:style-name="ACE-0x7fd1adfefab0"/>
          <table:table-cell table:style-name="ACE-0x7fd1adfefbd8"/>
          <table:table-cell table:number-columns-repeated="4" table:style-name="ACE-0x7fd1adf9a158"/>
          <table:table-cell table:style-name="ACE-0x7fd1adf9a158" office:value-type="string">
            <text:p>Moserbaer 16GB Swivel USB PenDrive</text:p>
          </table:table-cell>
          <table:table-cell table:style-name="ACE-0x7fd1adf9a158" office:value-type="string">
            <text:p>Keshav</text:p>
          </table:table-cell>
          <table:table-cell table:style-name="ACE-0x7fd1adfefd00" office:value-type="string">
            <text:p>Kashyap</text:p>
          </table:table-cell>
          <table:table-cell table:style-name="ACE-0x7fd1adfefd00" office:value-type="float" office:value="110058">
            <text:p>110058</text:p>
          </table:table-cell>
          <table:table-cell table:style-name="ACE-0x7fd1adf9a158" office:value-type="float" office:value="8860357238">
            <text:p>8.9E+09</text:p>
          </table:table-cell>
          <table:table-cell table:style-name="ACE-0x7fd1adf9a158" office:value-type="string">
            <text:p>WB-143 (C), Shakarpur, </text:p>
          </table:table-cell>
          <table:table-cell table:style-name="ACE-0x7fd1adf9a158" office:value-type="string">
            <text:p>Near Laxmi Nagar , New Delhi</text:p>
          </table:table-cell>
          <table:table-cell table:style-name="ACE-0x7fd1adf9a158" office:value-type="string">
            <text:p>New Delhi</text:p>
          </table:table-cell>
          <table:table-cell table:style-name="ACE-0x7fd1adf9a158" office:value-type="string">
            <text:p>Delhi</text:p>
          </table:table-cell>
          <table:table-cell table:number-columns-repeated="107" table:style-name="ACE-0x7fd1adf9a158"/>
        </table:table-row>
        <table:table-row table:style-name="AROW-4">
          <table:table-cell table:number-columns-repeated="3" table:style-name="ACE-0x7fd1adf9a158"/>
          <table:table-cell table:style-name="ACE-0x7fd1adfefe28"/>
          <table:table-cell table:number-columns-repeated="124" table:style-name="ACE-0x7fd1adf9a1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d1adff19f0" table:print="false">
        <office:forms form:automatic-focus="false" form:apply-design-mode="false">
          <form:form/>
        </office:forms>
        <table:table-column table:default-cell-style-name="ACE-0x7fd1adf9a280" table:style-name="ACOL-3"/>
        <table:table-column table:default-cell-style-name="ACE-0x7fd1adf9a280" table:style-name="ACOL-4" table:number-columns-repeated="2"/>
        <table:table-column table:default-cell-style-name="ACE-0x7fd1adf9a280" table:style-name="ACOL-5"/>
        <table:table-column table:default-cell-style-name="ACE-0x7fd1adf9a280" table:style-name="ACOL-6"/>
        <table:table-column table:default-cell-style-name="ACE-0x7fd1adf9a280" table:style-name="ACOL-7"/>
        <table:table-column table:default-cell-style-name="ACE-0x7fd1adf9a280" table:style-name="ACOL-5"/>
        <table:table-column table:default-cell-style-name="ACE-0x7fd1adf9a280" table:style-name="ACOL-8"/>
        <table:table-column table:default-cell-style-name="ACE-0x7fd1adf9a280" table:style-name="ACOL-9"/>
        <table:table-column table:default-cell-style-name="ACE-0x7fd1adf9a280" table:style-name="ACOL-10"/>
        <table:table-column table:default-cell-style-name="ACE-0x7fd1adf9a280" table:style-name="ACOL-11"/>
        <table:table-column table:default-cell-style-name="ACE-0x7fd1adf9a280" table:style-name="ACOL-0" table:number-columns-repeated="10"/>
        <table:table-column table:default-cell-style-name="ACE-0x7fd1adf9a280" table:style-name="ACOL-0" table:number-columns-repeated="107"/>
        <table:table-row table:style-name="AROW-2">
          <table:table-cell table:style-name="ACE-0x7fd1adfeff50" office:value-type="string">
            <text:p>User Name</text:p>
          </table:table-cell>
          <table:table-cell table:style-name="ACE-0x7fd1adff0078" office:value-type="string">
            <text:p>Password</text:p>
          </table:table-cell>
          <table:table-cell table:style-name="ACE-0x7fd1adff01a0" office:value-type="string">
            <text:p>MenuProductName</text:p>
          </table:table-cell>
          <table:table-cell table:style-name="ACE-0x7fd1adff01a0" office:value-type="string">
            <text:p>MenuProductName1</text:p>
          </table:table-cell>
          <table:table-cell table:style-name="ACE-0x7fd1adff01a0" office:value-type="string">
            <text:p>MenuProductName2</text:p>
          </table:table-cell>
          <table:table-cell table:style-name="ACE-0x7fd1adff01a0" office:value-type="string">
            <text:p>SelectPendriveName</text:p>
          </table:table-cell>
          <table:table-cell table:style-name="ACE-0x7fd1adff01a0" office:value-type="string">
            <text:p>MenuProductName4</text:p>
          </table:table-cell>
          <table:table-cell table:style-name="ACE-0x7fd1adff02c8" office:value-type="string">
            <text:p>MenuProductName5</text:p>
          </table:table-cell>
          <table:table-cell table:number-columns-repeated="4" table:style-name="ACE-0x7fd1adf9a280"/>
          <table:table-cell table:style-name="ACE-0x7fd1adf9a280" office:value-type="string">
            <text:p>SearchTextName</text:p>
          </table:table-cell>
          <table:table-cell table:style-name="ACE-0x7fd1adf9a280" office:value-type="string">
            <text:p>First_Name</text:p>
          </table:table-cell>
          <table:table-cell table:style-name="ACE-0x7fd1adf9a280" office:value-type="string">
            <text:p>Last_Name</text:p>
          </table:table-cell>
          <table:table-cell table:style-name="ACE-0x7fd1adf9a280" office:value-type="string">
            <text:p>Pin_Code</text:p>
          </table:table-cell>
          <table:table-cell table:style-name="ACE-0x7fd1adf9a280" office:value-type="string">
            <text:p>Mobile_Number</text:p>
          </table:table-cell>
          <table:table-cell table:style-name="ACE-0x7fd1adf9a280" office:value-type="string">
            <text:p>Address</text:p>
          </table:table-cell>
          <table:table-cell table:style-name="ACE-0x7fd1adf9a280" office:value-type="string">
            <text:p>Address_2</text:p>
          </table:table-cell>
          <table:table-cell table:style-name="ACE-0x7fd1adf9a280" office:value-type="string">
            <text:p>City</text:p>
          </table:table-cell>
          <table:table-cell table:style-name="ACE-0x7fd1adf9a280" office:value-type="string">
            <text:p>Select_State</text:p>
          </table:table-cell>
          <table:table-cell table:number-columns-repeated="107" table:style-name="ACE-0x7fd1adf9a280"/>
        </table:table-row>
        <table:table-row table:style-name="AROW-2">
          <table:table-cell table:style-name="ACE-0x7fd1adff03f0" office:value-type="string">
            <text:p>testapiuser@shopclues.com</text:p>
          </table:table-cell>
          <table:table-cell table:style-name="ACE-0x7fd1adff5408" office:value-type="string">
            <text:p>e10adc3949ba59abbe56e057f20f883e</text:p>
          </table:table-cell>
          <table:table-cell table:style-name="ACE-0x7fd1adff5408" office:value-type="string">
            <text:p>Shop By Category</text:p>
          </table:table-cell>
          <table:table-cell table:style-name="ACE-0x7fd1adff5408" office:value-type="string">
            <text:p>Computers</text:p>
          </table:table-cell>
          <table:table-cell table:style-name="ACE-0x7fd1adff5408" office:value-type="string">
            <text:p>Storage Device Special</text:p>
          </table:table-cell>
          <table:table-cell table:style-name="ACE-0x7fd1adff5408" office:value-type="string">
            <text:p>Strontium Pollex 8GB USB Pen Drive</text:p>
          </table:table-cell>
          <table:table-cell table:style-name="ACE-0x7fd1adff5408"/>
          <table:table-cell table:style-name="ACE-0x7fd1adff5530"/>
          <table:table-cell table:number-columns-repeated="4" table:style-name="ACE-0x7fd1adf9a280"/>
          <table:table-cell table:style-name="ACE-0x7fd1adf9a280" office:value-type="string">
            <text:p>Moserbaer 16GB Swivel USB PenDrive</text:p>
          </table:table-cell>
          <table:table-cell table:style-name="ACE-0x7fd1adf9a280" office:value-type="string">
            <text:p>Keshav</text:p>
          </table:table-cell>
          <table:table-cell table:style-name="ACE-0x7fd1adff5658" office:value-type="string">
            <text:p>Kashyap</text:p>
          </table:table-cell>
          <table:table-cell table:style-name="ACE-0x7fd1adff5658" office:value-type="float" office:value="110058">
            <text:p>110058</text:p>
          </table:table-cell>
          <table:table-cell table:style-name="ACE-0x7fd1adf9a280" office:value-type="float" office:value="8860357238">
            <text:p>8.9E+09</text:p>
          </table:table-cell>
          <table:table-cell table:style-name="ACE-0x7fd1adf9a280" office:value-type="string">
            <text:p>WB-143 (C), Shakarpur, </text:p>
          </table:table-cell>
          <table:table-cell table:style-name="ACE-0x7fd1adf9a280" office:value-type="string">
            <text:p>Near Laxmi Nagar , New Delhi</text:p>
          </table:table-cell>
          <table:table-cell table:style-name="ACE-0x7fd1adf9a280" office:value-type="string">
            <text:p>New Delhi</text:p>
          </table:table-cell>
          <table:table-cell table:style-name="ACE-0x7fd1adf9a280" office:value-type="string">
            <text:p>Delhi</text:p>
          </table:table-cell>
          <table:table-cell table:number-columns-repeated="107" table:style-name="ACE-0x7fd1adf9a280"/>
        </table:table-row>
        <table:table-row table:style-name="AROW-4">
          <table:table-cell table:number-columns-repeated="3" table:style-name="ACE-0x7fd1adf9a280"/>
          <table:table-cell table:style-name="ACE-0x7fd1adff5780"/>
          <table:table-cell table:number-columns-repeated="124" table:style-name="ACE-0x7fd1adf9a2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1adfe9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1adf9fe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1adf81c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1adf63b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1adfa0d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1adff2d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1adff1040" style:display-name="TestCase" style:page-layout-name="pl-0x7fd1adfe9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1adff1230" style:display-name="MQA1_TestData" style:page-layout-name="pl-0x7fd1adf9fe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1adff1420" style:display-name="MQA2_TestData" style:page-layout-name="pl-0x7fd1adf81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1adff1610" style:display-name="MQA3_TestData" style:page-layout-name="pl-0x7fd1adf63b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1adff1800" style:display-name="MQA4_TestData" style:page-layout-name="pl-0x7fd1adfa0d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1adff19f0" style:display-name="MQA5_TestData" style:page-layout-name="pl-0x7fd1adff2d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25:24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